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DB4000013612B3C8DCC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1.6917in" svg:height="16.5354in" draw:z-index="0"><draw:image xlink:href="Pictures/1000000000000DB4000013612B3C8DCC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16.5354in" style:num-format="1" style:print-orientation="portrait" fo:margin="0in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08T14:12:16</meta:creation-date>
    <dc:date>2013-01-02T02:23:07</dc:date>
    <meta:editing-duration>PT5M37S</meta:editing-duration>
    <meta:editing-cycles>4</meta:editing-cycles>
    <meta:generator>LibreOffice/3.5$Linux_X86_64 LibreOffice_project/350m1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